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611in" fo:margin-left="0in" fo:margin-top="0in" fo:margin-bottom="0in" table:align="left" style:writing-mode="lr-tb"/>
    </style:style>
    <style:style style:name="Table1.A" style:family="table-column">
      <style:table-column-properties style:column-width="3.6313in"/>
    </style:style>
    <style:style style:name="Table1.B" style:family="table-column">
      <style:table-column-properties style:column-width="3.6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325in" fo:margin-top="0in" fo:margin-bottom="0in" table:align="center" style:writing-mode="page"/>
    </style:style>
    <style:style style:name="Table2.A" style:family="table-column">
      <style:table-column-properties style:column-width="0.4285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1.5819in"/>
    </style:style>
    <style:style style:name="Table2.E" style:family="table-column">
      <style:table-column-properties style:column-width="1.2493in"/>
    </style:style>
    <style:style style:name="Table2.F" style:family="table-column">
      <style:table-column-properties style:column-width="0.8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5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167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2236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92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333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229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ru" fo:country="RU" style:font-name-complex="Times New Roman1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fo:background-color="#ffff00"/>
    </style:style>
    <style:style style:name="P10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13" style:family="paragraph" style:parent-style-name="Standard">
      <style:text-properties style:font-name="Times New Roman" fo:font-size="14pt" fo:language="ru" fo:country="RU" style:font-size-asian="14pt" style:font-name-complex="Times New Roman1"/>
    </style:style>
    <style:style style:name="P14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15" style:family="paragraph" style:parent-style-name="Standard">
      <style:text-properties fo:font-size="14pt" fo:language="ru" fo:country="RU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Standard">
      <style:paragraph-properties fo:line-height="100%" fo:text-align="center" style:justify-single-word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19" style:family="paragraph" style:parent-style-name="Standard">
      <style:paragraph-properties fo:margin-top="0in" fo:margin-bottom="0in" style:contextual-spacing="false" fo:line-height="100%" fo:orphans="0" fo:widows="0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2" style:family="paragraph" style:parent-style-name="Standard">
      <style:paragraph-properties fo:break-before="page"/>
    </style:style>
    <style:style style:name="T1" style:family="text">
      <style:text-properties style:font-name="Times New Roman" fo:font-size="14pt" fo:language="ru" fo:country="RU" style:font-size-asian="14pt" style:font-name-complex="Times New Roman1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6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6pt" style:font-weight-complex="bold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2pt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9" style:family="text"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 style:font-weight-complex="bold"/>
    </style:style>
    <style:style style:name="T10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name-complex="Times New Roman1" style:font-size-complex="12pt"/>
    </style:style>
    <style:style style:name="T11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fo:background-color="#ffff00"/>
    </style:style>
    <style:style style:name="T13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4" style:family="text">
      <style:text-properties style:font-name="Times New Roman" fo:font-size="14pt" style:font-size-asian="14pt" style:font-name-complex="Times New Roman1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9" style:family="text">
      <style:text-properties style:font-name="Times New Roman" fo:language="ru" fo:country="RU" style:font-name-complex="Times New Roman1"/>
    </style:style>
    <style:style style:name="T20" style:family="text">
      <style:text-properties style:font-name="Times New Roman" fo:language="ru" fo:country="RU" style:font-name-complex="Times New Roman1" style:font-size-complex="12pt"/>
    </style:style>
    <style:style style:name="T21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T22" style:family="text">
      <style:text-properties style:font-name="Times New Roman" fo:font-size="12pt" fo:language="ru" fo:country="RU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24" style:family="text">
      <style:text-properties style:font-name="Times New Roman" style:font-name-complex="Times New Roman1"/>
    </style:style>
    <style:style style:name="T25" style:family="text">
      <style:text-properties fo:font-size="14pt" fo:language="ru" fo:country="RU" style:font-size-asian="14pt"/>
    </style:style>
    <style:style style:name="T26" style:family="text">
      <style:text-properties fo:font-size="14pt" fo:language="ru" fo:country="RU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3"><text:span text:style-name="T3">ФЕДЕРАЛЬНОЕ АГЕНСТВО ЖЕЛЕЗНОДОРОЖНОГО ТРАНСПОРТА</text:span><text:span text:style-name="T3"/></text:p>
      <text:p text:style-name="P4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4" loext:marker-style-name="T2"><text:span text:style-name="T2">«ПЕТЕРБУРГСКИЙ ГОСУДАРСТВЕННЫЙ УНИВЕРСИТЕТ ПУТЕЙ СООБЩЕНИЯ Императора Александра I»</text:span><text:span text:style-name="T2"/></text:p>
      <text:p text:style-name="P5" loext:marker-style-name="T20"/>
      <text:p text:style-name="P4" loext:marker-style-name="T4"><text:span text:style-name="T4">Кафедра «Информационные и вычислительные системы»</text:span><text:span text:style-name="T4"/></text:p>
      <text:p text:style-name="P4" loext:marker-style-name="T21"><text:span text:style-name="T4">Дисциплина «Программирование на языках высокого уровня (Python)»</text:span><text:span text:style-name="T21"/></text:p>
      <text:p text:style-name="P15" loext:marker-style-name="T26"/>
      <text:p text:style-name="P16" loext:marker-style-name="T26"/>
      <text:p text:style-name="P16" loext:marker-style-name="T26"/>
      <text:p text:style-name="P17" loext:marker-style-name="T7"><text:span text:style-name="T7">ОТЧЁТ</text:span><text:span text:style-name="T7"/></text:p>
      <text:p text:style-name="P17" loext:marker-style-name="T7"><text:span text:style-name="T7">ПО ЛАБОРАТОРНОЙ РАБОТЕ № 1 </text:span><text:span text:style-name="T7"/></text:p>
      <text:p text:style-name="P6" loext:marker-style-name="T7"/>
      <text:p text:style-name="P16" loext:marker-style-name="T26"/>
      <text:p text:style-name="P16" loext:marker-style-name="T26"/>
      <text:p text:style-name="P15" loext:marker-style-name="T26"/>
      <text:p text:style-name="P15" loext:marker-style-name="T26"/>
      <text:p text:style-name="P16" loext:marker-style-name="T26"/>
      <text:p text:style-name="P16" loext:marker-style-name="T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5"><text:span text:style-name="T15">Выполнил студент</text:span><text:span text:style-name="T15"/></text:p>
            <text:p text:style-name="P1" loext:marker-style-name="T15"><text:span text:style-name="T15">Факультет: АИТ</text:span><text:span text:style-name="T15"/></text:p>
            <text:p text:style-name="P1" loext:marker-style-name="T16"><text:span text:style-name="T15">Группа: ИВБ-</text:span><text:span text:style-name="T16">211</text:span></text:p>
            <text:p text:style-name="P3" loext:marker-style-name="T15"/>
          </table:table-cell>
          <table:table-cell table:style-name="Table1.A1" office:value-type="string">
            <text:p text:style-name="P2" loext:marker-style-name="T24"><text:span text:style-name="T14">Шефнер А.</text:span><text:span text:style-name="T14"/></text:p>
          </table:table-cell>
        </table:table-row>
        <table:table-row table:style-name="Table1.1">
          <table:table-cell table:style-name="Table1.A1" office:value-type="string">
            <text:p text:style-name="P1" loext:marker-style-name="T15"><text:span text:style-name="T15">Проверил: </text:span><text:span text:style-name="T15"/></text:p>
          </table:table-cell>
          <table:table-cell table:style-name="Table1.A1" office:value-type="string">
            <text:p text:style-name="P2" loext:marker-style-name="T15"><text:span text:style-name="T1">Баталов Д.И.</text:span><text:span text:style-name="T15"> </text:span></text:p>
          </table:table-cell>
        </table:table-row>
      </table:table>
      <text:p text:style-name="P15" loext:marker-style-name="T26"/>
      <text:p text:style-name="P15" loext:marker-style-name="T26"/>
      <text:p text:style-name="P4" loext:marker-style-name="T6"><text:span text:style-name="T6">Санкт-Петербург</text:span><text:span text:style-name="T6"/></text:p>
      <text:p text:style-name="P4" loext:marker-style-name="T6"><text:span text:style-name="T6">2023</text:span><text:span text:style-name="T6"/></text:p>
      <text:p text:style-name="Standard" loext:marker-style-name="T5"><text:soft-page-break/><text:span text:style-name="T5">Оценочный лист результатов ЛР № 1</text:span><text:span text:style-name="T5"/></text:p>
      <text:p text:style-name="Standard" loext:marker-style-name="T5"><text:span text:style-name="T5">Ф.И.О. студента _______________</text:span><text:span text:style-name="T10">Шефнер Альберт</text:span><text:span text:style-name="T5">_____</text:span></text:p>
      <text:p text:style-name="Standard" loext:marker-style-name="T5"><text:span text:style-name="T5">Группа <text:s/>_____________</text:span><text:span text:style-name="T10">ИВБ-211</text:span><text:span text:style-name="T5">____________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8" loext:marker-style-name="T8"><text:span text:style-name="T8">№</text:span><text:span text:style-name="T8"/></text:p>
            <text:p text:style-name="P18" loext:marker-style-name="T8"><text:span text:style-name="T8">п/п</text:span><text:span text:style-name="T8"/></text:p>
          </table:table-cell>
          <table:table-cell table:style-name="Table2.A1" office:value-type="string">
            <text:p text:style-name="P18" loext:marker-style-name="T9"><text:span text:style-name="T9">Материалы необходимые для оценки знаний, умений </text:span><text:span text:style-name="T9"/></text:p>
            <text:p text:style-name="P18" loext:marker-style-name="T8"><text:span text:style-name="T9">и навыков</text:span><text:span text:style-name="T9"/></text:p>
          </table:table-cell>
          <table:table-cell table:style-name="Table2.A1" office:value-type="string">
            <text:p text:style-name="P18" loext:marker-style-name="T8"><text:span text:style-name="T8">Показатель</text:span><text:span text:style-name="T8"/></text:p>
            <text:p text:style-name="P18" loext:marker-style-name="T8"><text:span text:style-name="T8"><text:s/>оценивания </text:span><text:span text:style-name="T8"/></text:p>
          </table:table-cell>
          <table:table-cell table:style-name="Table2.A1" office:value-type="string">
            <text:p text:style-name="P18" loext:marker-style-name="T8"><text:span text:style-name="T8">Критерии </text:span><text:span text:style-name="T8"/></text:p>
            <text:p text:style-name="P18" loext:marker-style-name="T8"><text:span text:style-name="T8">Оценивания</text:span><text:span text:style-name="T8"/></text:p>
          </table:table-cell>
          <table:table-cell table:style-name="Table2.A1" office:value-type="string">
            <text:p text:style-name="P18" loext:marker-style-name="T8"><text:span text:style-name="T8">Шкала оценивания</text:span><text:span text:style-name="T8"/></text:p>
          </table:table-cell>
          <table:table-cell table:style-name="Table2.F1" office:value-type="string">
            <text:p text:style-name="P7" loext:marker-style-name="T8"/>
            <text:p text:style-name="P7" loext:marker-style-name="T8"/>
            <text:p text:style-name="P19" loext:marker-style-name="T8"><text:span text:style-name="T8">Оценка</text:span><text:span text:style-name="T8"/></text:p>
          </table:table-cell>
        </table:table-row>
        <table:table-row table:style-name="Table2.2">
          <table:table-cell table:style-name="Table2.A1" table:number-rows-spanned="6" office:value-type="string">
            <text:p text:style-name="P18" loext:marker-style-name="T12"><text:span text:style-name="T11">1</text:span><text:span text:style-name="T12"/></text:p>
            <text:p text:style-name="P9" loext:marker-style-name="T12"/>
          </table:table-cell>
          <table:table-cell table:style-name="Table2.A1" table:number-rows-spanned="6" office:value-type="string">
            <text:p text:style-name="P18" loext:marker-style-name="T13"><text:span text:style-name="T13">Лабораторная работа№</text:span><text:span text:style-name="T13"/></text:p>
          </table:table-cell>
          <table:table-cell table:style-name="Table2.C2" table:number-rows-spanned="2" office:value-type="string">
            <text:p text:style-name="P18" loext:marker-style-name="T11"><text:span text:style-name="T11">Соответствие методике выполнения</text:span><text:span text:style-name="T11"/></text:p>
          </table:table-cell>
          <table:table-cell table:style-name="Table2.D2" office:value-type="string">
            <text:p text:style-name="P18" loext:marker-style-name="T11"><text:span text:style-name="T11">Соответствует</text:span><text:span text:style-name="T11"/></text:p>
          </table:table-cell>
          <table:table-cell table:style-name="Table2.E2" office:value-type="string">
            <text:p text:style-name="P18" loext:marker-style-name="T11"><text:span text:style-name="T11">7</text:span><text:span text:style-name="T11"/></text:p>
          </table:table-cell>
          <table:table-cell table:style-name="Table2.F2" table:number-rows-spanned="2" office:value-type="string">
            <text:p text:style-name="P10" loext:marker-style-name="T11"/>
          </table:table-cell>
        </table:table-row>
        <table:table-row table:style-name="Table2.3">
          <table:covered-table-cell table:style-name="Table2.A1"/>
          <table:covered-table-cell table:style-name="Table2.A1"/>
          <table:covered-table-cell table:style-name="Table2.C3"/>
          <table:table-cell table:style-name="Table2.D3" office:value-type="string">
            <text:p text:style-name="P18" loext:marker-style-name="T11"><text:span text:style-name="T11">Не соответствует</text:span><text:span text:style-name="T11"/></text:p>
          </table:table-cell>
          <table:table-cell table:style-name="Table2.E3" office:value-type="string">
            <text:p text:style-name="P18" loext:marker-style-name="T11"><text:span text:style-name="T11">0</text:span><text:span text:style-name="T11"/></text:p>
          </table:table-cell>
          <table:covered-table-cell table:style-name="Table2.F3"/>
        </table:table-row>
        <table:table-row table:style-name="Table2.4">
          <table:covered-table-cell table:style-name="Table2.A1"/>
          <table:covered-table-cell table:style-name="Table2.A1"/>
          <table:table-cell table:style-name="Table2.C4" table:number-rows-spanned="2" office:value-type="string">
            <text:p text:style-name="P18" loext:marker-style-name="T11"><text:span text:style-name="T11">Срок выполнения</text:span><text:span text:style-name="T11"/></text:p>
          </table:table-cell>
          <table:table-cell table:style-name="Table2.D4" office:value-type="string">
            <text:p text:style-name="P18" loext:marker-style-name="T11"><text:span text:style-name="T11">Выполнена в срок</text:span><text:span text:style-name="T11"/></text:p>
          </table:table-cell>
          <table:table-cell table:style-name="Table2.E4" office:value-type="string">
            <text:p text:style-name="P18" loext:marker-style-name="T11"><text:span text:style-name="T11">2</text:span><text:span text:style-name="T11"/></text:p>
          </table:table-cell>
          <table:table-cell table:style-name="Table2.F4" table:number-rows-spanned="2" office:value-type="string">
            <text:p text:style-name="P10" loext:marker-style-name="T11"/>
          </table:table-cell>
        </table:table-row>
        <table:table-row table:style-name="Table2.5">
          <table:covered-table-cell table:style-name="Table2.A1"/>
          <table:covered-table-cell table:style-name="Table2.A1"/>
          <table:covered-table-cell table:style-name="Table2.C5"/>
          <table:table-cell table:style-name="Table2.D5" office:value-type="string">
            <text:p text:style-name="P18" loext:marker-style-name="T11"><text:span text:style-name="T11">Выполнена с опозданием на 2 недели</text:span><text:span text:style-name="T11"/></text:p>
          </table:table-cell>
          <table:table-cell table:style-name="Table2.E5" office:value-type="string">
            <text:p text:style-name="P18" loext:marker-style-name="T11"><text:span text:style-name="T11">0</text:span><text:span text:style-name="T11"/></text:p>
          </table:table-cell>
          <table:covered-table-cell table:style-name="Table2.F5"/>
        </table:table-row>
        <table:table-row table:style-name="Table2.6">
          <table:covered-table-cell table:style-name="Table2.A1"/>
          <table:covered-table-cell table:style-name="Table2.A1"/>
          <table:table-cell table:style-name="Table2.C6" table:number-rows-spanned="2" office:value-type="string">
            <text:p text:style-name="P18" loext:marker-style-name="T11"><text:span text:style-name="T11">оформление</text:span><text:span text:style-name="T11"/></text:p>
          </table:table-cell>
          <table:table-cell table:style-name="Table2.D6" office:value-type="string">
            <text:p text:style-name="P18" loext:marker-style-name="T11"><text:span text:style-name="T11">Соответствует требованиям</text:span><text:span text:style-name="T11"/></text:p>
          </table:table-cell>
          <table:table-cell table:style-name="Table2.E6" office:value-type="string">
            <text:p text:style-name="P18" loext:marker-style-name="T11"><text:span text:style-name="T11">1</text:span><text:span text:style-name="T11"/></text:p>
            <text:p text:style-name="P18" loext:marker-style-name="T11"><text:span text:style-name="T11">0</text:span><text:span text:style-name="T11"/></text:p>
          </table:table-cell>
          <table:table-cell table:style-name="Table2.F6" table:number-rows-spanned="2" office:value-type="string">
            <text:p text:style-name="P10" loext:marker-style-name="T11"/>
          </table:table-cell>
        </table:table-row>
        <table:table-row table:style-name="Table2.7">
          <table:covered-table-cell table:style-name="Table2.A1"/>
          <table:covered-table-cell table:style-name="Table2.A1"/>
          <table:covered-table-cell table:style-name="Table2.C7"/>
          <table:table-cell table:style-name="Table2.D7" office:value-type="string">
            <text:p text:style-name="P18" loext:marker-style-name="T11"><text:span text:style-name="T11">Не соответствует</text:span><text:span text:style-name="T11"/></text:p>
          </table:table-cell>
          <table:table-cell table:style-name="Table2.E7" office:value-type="string">
            <text:p text:style-name="P11" loext:marker-style-name="T11"/>
          </table:table-cell>
          <table:covered-table-cell table:style-name="Table2.F7"/>
        </table:table-row>
        <table:table-row table:style-name="Table2.1">
          <table:table-cell table:style-name="Table2.A1" office:value-type="string">
            <text:p text:style-name="P9" loext:marker-style-name="T12"/>
          </table:table-cell>
          <table:table-cell table:style-name="Table2.A1" office:value-type="string">
            <text:p text:style-name="P18" loext:marker-style-name="T18"><text:span text:style-name="T22">ИТОГО количество баллов</text:span><text:span text:style-name="T9"/></text:p>
          </table:table-cell>
          <table:table-cell table:style-name="Table2.A1" office:value-type="string">
            <text:p text:style-name="P11" loext:marker-style-name="T11"/>
          </table:table-cell>
          <table:table-cell table:style-name="Table2.A1" office:value-type="string">
            <text:p text:style-name="P11" loext:marker-style-name="T11"/>
          </table:table-cell>
          <table:table-cell table:style-name="Table2.A1" office:value-type="string">
            <text:p text:style-name="P19" loext:marker-style-name="T11"><text:span text:style-name="T11"><text:s text:c="8"/></text:span><text:span text:style-name="T17">1</text:span><text:span text:style-name="T11">0</text:span></text:p>
          </table:table-cell>
          <table:table-cell table:style-name="Table2.F8" office:value-type="string">
            <text:p text:style-name="P10" loext:marker-style-name="T11"/>
          </table:table-cell>
        </table:table-row>
      </table:table>
      <text:p text:style-name="Standard" loext:marker-style-name="T19"><text:span text:style-name="T23"><text:tab/><text:tab/><text:tab/><text:tab/><text:tab/><text:tab/><text:tab/><text:tab/><text:tab/><text:tab/><text:tab/><text:tab/></text:span><text:span text:style-name="T23"/></text:p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Standard" loext:marker-style-name="T1"><text:span text:style-name="T1">Доцент кафедры </text:span><text:span text:style-name="T1"/></text:p>
      <text:p text:style-name="Standard" loext:marker-style-name="T1"><text:span text:style-name="T1">«Информационные и вычислительные </text:span><text:span text:style-name="T1"/></text:p>
      <text:p text:style-name="Standard" loext:marker-style-name="T1"><text:span text:style-name="T1">системы» <text:tab/><text:tab/><text:tab/><text:tab/><text:tab/><text:tab/><text:tab/><text:tab/><text:tab/>Баталов Д.И. <text:s text:c="3"/>«__»<text:tab/>__________2023 г.</text:span><text:span text:style-name="T25"> </text:span></text:p>
      <text:p text:style-name="P14" loext:marker-style-name="T23"/>
      <text:p text:style-name="P22" loext:marker-style-name="T23"><text:span text:style-name="T23"><text:tab/> <text:s text:c="22"/><text:tab/><text:tab/> <text:s text:c="6"/></text:span><text:span text:style-name="T2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22</meta:editing-cycles>
    <meta:creation-date>2021-02-23T14:44:00</meta:creation-date>
    <dc:date>2023-10-22T20:35:48</dc:date>
    <meta:generator>LibreOffice/7.5.7.1$Linux_X86_64 LibreOffice_project/50$Build-1</meta:generator>
    <meta:document-statistic meta:table-count="2" meta:image-count="0" meta:object-count="0" meta:page-count="3" meta:paragraph-count="52" meta:word-count="125" meta:character-count="1090" meta:non-whitespace-character-count="939"/>
    <meta:template xlink:type="simple" xlink:actuate="onRequest" xlink:title="Normal.dotm" xlink:href=""/>
  </office:meta>
</office:document-meta>
</file>